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420000485AD2FEFEF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paper_20_title" style:master-page-name="Standard">
      <style:paragraph-properties style:page-number="auto"/>
    </style:style>
    <style:style style:name="P5"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DM Python API and plugins for the various grid protocols. Currently, both support OSF and WLCG, Panda supports NorduGrid via a third-party service and Ganga in principle supports NorduGrid via a plugin<text:note text:id="ftn2" text:note-class="footnote"><text:note-citation>2</text:note-citation><text:note-body><text:p text:style-name="Text_20_body"><text:s/>That we could not get to work – apparently it needs to be updated.</text:p></text:note-body></text:note>.</text:p>
        <text:p text:style-name="Text_20_body">The e-science group at the Niels Bohr Institute (NBI) has for some time worked with the ATLAS group on:</text:p>
        <text:list xml:id="list35173749" text:style-name="L1">
          <text:list-item>
            <text:p text:style-name="P2">Contributing CPU and storage resources to ATLAS production through NDGF/NorduGrid.</text:p>
          </text:list-item>
          <text:list-item>
            <text:p text:style-name="P2">Putting tools in place for local users to access ATLAS data from all over the world.</text:p>
          </text:list-item>
          <text:list-item>
            <text:p text:style-name="P2">Putting tools in place for local users to use NDGF/NorduGrid resources to carry out data processing and analysis.</text:p>
          </text:list-item>
          <text:list-item>
            <text:p text:style-name="P2">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the physicists spend their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35172884" text:style-name="L2">
          <text:list-item>
            <text:p text:style-name="P3">CSC simulation with a standard event generation transformation and a custom jobOptions file</text:p>
          </text:list-item>
          <text:list-item>
            <text:p text:style-name="P3">ESD to D3PD conversion with standard ATLAS reconstruction transformation</text:p>
          </text:list-item>
          <text:list-item>
            <text:p text:style-name="P3">ESD to ntuple conversion with standard ATLAS reconstruction transformation</text:p>
          </text:list-item>
          <text:list-item>
            <text:p text:style-name="P3">RDO to ESD conversion with a custom jobOptions file and extra Athena tags</text:p>
          </text:list-item>
          <text:list-item>
            <text:p text:style-name="P3">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4] and developed into a general-purpose grid GUI in the context of the NBI e-science group. It has a plugin architecture and <text:soft-page-break/>supports various computing, file transfer and database back-ends – notably the NorduGrid and WLCG grids, the GridFTP and SRM file transfer protocols and the ATLAS DDM dataset/file catalog.<text:line-break/></text:p>
        <text:p text:style-name="P1"><draw:frame draw:style-name="fr1" draw:name="graphics1" text:anchor-type="char" svg:width="7.123cm" style:rel-width="80%" svg:height="5.159cm" style:rel-height="26%" draw:z-index="0"><draw:image xlink:href="Pictures/20000007000064420000485AD2FEFEF9.svm" xlink:type="simple" xlink:show="embed" xlink:actuate="onLoad"/></draw:frame><text:line-break/><text:line-break/>GridPilot is implemented in Java and is available for on all popular operating systems (Windows *, Mac OS X, Linux) from the GridPilot web site, <text:a xlink:type="simple" xlink:href="http://www.gridpilot.dk/">www.gridpilot.dk</text:a>.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1">The idea is that the user keeps his data and data productions organized in so-called datasets. To GridPilot, a dataset is simply a database record with a number of fields, notably <text:s/>name, input dataset, number of files, output location and executable.</text:p>
        <text:p text:style-name="P1"/>
        <text:p text:style-name="P1">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The runtime environment is yet another database record with a number of fields, notably name and computing system.</text:p>
        <text:p text:style-name="P1"/>
        <text:p text:style-name="P1">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1"/>
        <text:p text:style-name="P1">All the user has to worry about are the dataset and executable records. Once he has created a dataset record, job definitions can be created and run automatically. If the jobs finish successfully, output files are registered as file records.</text:p>
        <text:p text:style-name="P1"/>
        <text:h text:style-name="Heading_20_1" text:outline-level="1">Data management</text:h>
        <text:p text:style-name="P1">GridPilot has some support for data management: Files can be downloaded from, uploaded to and replicated between grid file servers and the ATLAS DDM dataset catalog and LFC file catalog are specifically supported.</text:p>
        <text:p text:style-name="P1"/>
        <text:p text:style-name="P1">Notice that all this is <text:span text:style-name="T1">not</text:span> meant to be used for large-scale data transfers, but simply to allow e.g. <text:s/>to easily to find and download a few files on which to try out an analysis before submitting a large-scale production to a grid back-end. For large-scale transfers, the DDM web interface for replication requests or the DQ2 suite of command-line tools should be used.</text:p>
        <text:h text:style-name="Heading_20_1" text:outline-level="1">Two examples</text:h>
        <text:h text:style-name="Heading_20_2" text:outline-level="2">ESD to D3PD</text:h>
        <text:h text:style-name="Heading_20_2" text:outline-level="2">Ntuple boildown</text:h>
        <text:h text:style-name="Heading_20_1" text:outline-level="1">conclusion and outlook</text:h>
        <text:p text:style-name="P1">Reproducibility and provenance.</text:p>
        <text:p text:style-name="Heading_20_5">References</text:p>
        <text:list xml:id="list35163286"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1T15:11:30.32</dc:date>
    <meta:editing-cycles>573</meta:editing-cycles>
    <meta:editing-duration>PT640H24M09S</meta:editing-duration>
    <meta:generator>OpenOffice.org/3.2$Win32 OpenOffice.org_project/320m18$Build-9502</meta:generator>
    <dc:creator>Frederik Orellana</dc:creator>
    <meta:document-statistic meta:table-count="0" meta:image-count="1" meta:object-count="0" meta:page-count="3" meta:paragraph-count="48" meta:word-count="1292" meta:character-count="7973"/>
  </office:meta>
</office:document-meta>
</file>